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4439c"/>
    </style:style>
    <style:style style:name="P2" style:family="paragraph" style:parent-style-name="Standard">
      <style:text-properties officeooo:paragraph-rsid="0014a89f"/>
    </style:style>
    <style:style style:name="T1" style:family="text">
      <style:text-properties officeooo:rsid="0014439c"/>
    </style:style>
    <style:style style:name="T2" style:family="text">
      <style:text-properties officeooo:rsid="0014a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La Gran Hipo.</text:span></text:p>
      <text:p text:style-name="Standard"><text:span text:style-name="T1"/></text:p>
      <text:p text:style-name="P1"><text:span text:style-name="T1">¿Que tal señores? El otro día </text:span><text:span text:style-name="T2">pensé</text:span><text:span text:style-name="T1"> en una cosa, lo mucho entre muchos es poco. Y me dije, porque no podemos pagar nuestras hipotecas entre todos. La idea es ayudarnos, simple y llanamente.</text:span></text:p>
      <text:p text:style-name="P1"><text:span text:style-name="T1"/></text:p>
      <text:p text:style-name="P1"><text:span text:style-name="T1">El concepto es el siguiente, </text:span><text:span text:style-name="T2">es </text:span><text:span text:style-name="T1">quitarnos las hipotecas lo antes po</text:span><text:span text:style-name="T2">sible, para que el dinero no se lo quede el banco y podamos disfrutarlo nosotros.</text:span></text:p>
      <text:p text:style-name="P1"><text:span text:style-name="T2"/></text:p>
      <text:p text:style-name="P2"><text:span text:style-name="T2">¿Como hacerlo?, yo había pens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8T12:16:14</meta:creation-date>
    <meta:document-statistic meta:table-count="0" meta:image-count="0" meta:object-count="0" meta:page-count="1" meta:paragraph-count="4" meta:word-count="68" meta:character-count="382"/>
    <dc:date>2011-07-18T15:10:28</dc:date>
    <meta:editing-duration>PT02H23M03S</meta:editing-duration>
    <meta:editing-cycles>1</meta:editing-cycles>
    <meta:generator>OpenOffice.org/3.2$Unix OpenOffice.org_project/320m19$Build-9505</meta:generator>
  </office:meta>
</office:document-meta>
</file>